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D0000697B00004F1DFA4FB99A.wmf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013cm" svg:height="2.93cm" svg:x="1.252cm" svg:y="0.281cm">
          <draw:image xlink:href="Pictures/2000008D0000697B00004F1DFA4FB99A.wmf" xlink:type="simple" xlink:show="embed" xlink:actuate="onLoad">
            <text:p/>
          </draw:image>
        </draw:frame>
        <draw:frame draw:style-name="gr2" draw:layer="layout" svg:width="0.701cm" svg:height="0.469cm" svg:x="6.4cm" svg:y="3.1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45cm" svg:height="0.511cm" svg:x="0.892cm" svg:y="0.598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8-20T13:43:03</meta:creation-date>
    <dc:date>2011-08-20T13:45:01</dc:date>
    <dc:creator>khalid khan</dc:creator>
    <meta:editing-duration>PT00H01M59S</meta:editing-duration>
    <meta:editing-cycles>1</meta:editing-cycles>
    <meta:document-statistic meta:object-count="3"/>
    <meta:generator>OpenOffice.org/3.1$Linux OpenOffice.org_project/310m19$Build-9420</meta:generator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ω</math:mo>
      <math:mi>t</math:mi>
    </math:mrow>
    <math:annotation math:encoding="StarMath 5.0">%omega t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i</math:mi>
      <math:mo math:stretchy="false">ϕ</math:mo>
    </math:msub>
    <math:annotation math:encoding="StarMath 5.0">i_%varphi</math:annotation>
  </math:semantics>
</math:math>
</file>